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0429A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anica ref.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Brittanica ref.&quot;," calcext:value-type="string">
            <text:p>1: "Brittanica ref."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er LuPone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4: &quot;Singer LuPone&quot;," calcext:value-type="string">
            <text:p>4: "Singer LuPone"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eball hat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9: &quot;Baseball hat&quot;," calcext:value-type="string">
            <text:p>9: "Baseball hat"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ic Grape Soda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12: &quot;Classic Grape Soda&quot;," calcext:value-type="string">
            <text:p>12: "Classic Grape Soda"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rge’s command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14: &quot;Sarge’s command&quot;," calcext:value-type="string">
            <text:p>14: "Sarge’s command"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t into play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15: &quot;Put into play&quot;," calcext:value-type="string">
            <text:p>15: "Put into play"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vice columnists Ann and Abby, e.g. (AL Central)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16: &quot;Advice columnists Ann and Abby, e.g. (AL Central)&quot;," calcext:value-type="string">
            <text:p>16: "Advice columnists Ann and Abby, e.g. (AL Central)"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f I may digress…,” in texts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18: &quot;If I may digress…,” in texts&quot;," calcext:value-type="string">
            <text:p>18: "If I may digress…,” in texts"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rinted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19: &quot;Sprinted&quot;," calcext:value-type="string">
            <text:p>19: "Sprinted"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ckie’s Ari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20: &quot;Jackie’s Ari&quot;," calcext:value-type="string">
            <text:p>20: "Jackie’s Ari"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__ one’s time: didn’t rush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22: &quot;__ one’s time: didn’t rush&quot;," calcext:value-type="string">
            <text:p>22: "__ one’s time: didn’t rush"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rp-tasting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23: &quot;Sharp-tasting&quot;," calcext:value-type="string">
            <text:p>23: "Sharp-tasting"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ing’s tenure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24: &quot;King’s tenure&quot;," calcext:value-type="string">
            <text:p>24: "King’s tenure"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ered Asian temple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27: &quot;Tiered Asian temple&quot;," calcext:value-type="string">
            <text:p>27: "Tiered Asian temple"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t’s sleeping area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30: &quot;Apt’s sleeping area&quot;," calcext:value-type="string">
            <text:p>30: "Apt’s sleeping area"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“Bro!”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33: &quot;“Bro!”&quot;," calcext:value-type="string">
            <text:p>33: "“Bro!”"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tch as a ride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35: &quot;Hitch as a ride&quot;," calcext:value-type="string">
            <text:p>35: "Hitch as a ride"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mmit purjury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36: &quot;Commit purjury&quot;," calcext:value-type="string">
            <text:p>36: "Commit purjury"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onarch’s self-referential plural pronoun (AL Central)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37: &quot;Monarch’s self-referential plural pronoun (AL Central)&quot;," calcext:value-type="string">
            <text:p>37: "Monarch’s self-referential plural pronoun (AL Central)"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op __ you drop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39: &quot;Shop __ you drop&quot;," calcext:value-type="string">
            <text:p>39: "Shop __ you drop"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“The Giant” of wrestling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40: &quot;“The Giant” of wrestling&quot;," calcext:value-type="string">
            <text:p>40: "“The Giant” of wrestling"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od for hogs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42: &quot;Food for hogs&quot;," calcext:value-type="string">
            <text:p>42: "Food for hogs"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“Ohio” quartet, initially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43: &quot;“Ohio” quartet, initially&quot;," calcext:value-type="string">
            <text:p>43: "“Ohio” quartet, initially"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. Peter’s domain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44: &quot;St. Peter’s domain&quot;," calcext:value-type="string">
            <text:p>44: "St. Peter’s domain"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“The Lion King” hero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45: &quot;“The Lion King” hero&quot;," calcext:value-type="string">
            <text:p>45: "“The Lion King” hero"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nese PC Giant whose name is partly derived from the Latin for “new”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48: &quot;Chinese PC Giant whose name is partly derived from the Latin for “new”&quot;," calcext:value-type="string">
            <text:p>48: "Chinese PC Giant whose name is partly derived from the Latin for “new”"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rtz rival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50: &quot;Hertz rival&quot;," calcext:value-type="string">
            <text:p>50: "Hertz rival"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ddish pursuit, after all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53: &quot;Faddish pursuit, after all&quot;," calcext:value-type="string">
            <text:p>53: "Faddish pursuit, after all"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efree antics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55: &quot;Carefree antics&quot;," calcext:value-type="string">
            <text:p>55: "Carefree antics"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“The Fault in __ Stars”: 2014 film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58: &quot;“The Fault in __ Stars”: 2014 film&quot;," calcext:value-type="string">
            <text:p>58: "“The Fault in __ Stars”: 2014 film"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ide or greed, e.g. (NL Central)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59: &quot;Pride or greed, e.g. (NL Central)&quot;," calcext:value-type="string">
            <text:p>59: "Pride or greed, e.g. (NL Central)"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btain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61: &quot;Obtain&quot;," calcext:value-type="string">
            <text:p>61: "Obtain"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atened (up)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62: &quot;Neatened (up)&quot;," calcext:value-type="string">
            <text:p>62: "Neatened (up)"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ekov bridgemate, in “Star Trek”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63: &quot;Chekov bridgemate, in “Star Trek”&quot;," calcext:value-type="string">
            <text:p>63: "Chekov bridgemate, in “Star Trek”"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ICO specialties?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64: &quot;GEICO specialties?&quot;," calcext:value-type="string">
            <text:p>64: "GEICO specialties?"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ttle cuts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65: &quot;Little cuts&quot;," calcext:value-type="string">
            <text:p>65: "Little cuts"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rg. in which the start of five answers is a “central” player</text:p>
          </table:table-cell>
          <table:table-cell table:number-columns-repeated="2"/>
          <table:table-cell table:formula="of:=COM.MICROSOFT.CONCAT([.A37]; &quot;: &quot;&quot;&quot;; [.B37]; &quot;&quot;&quot;,&quot;)" office:value-type="string" office:string-value="66: &quot;Org. in which the start of five answers is a “central” player&quot;," calcext:value-type="string">
            <text:p>66: "Org. in which the start of five answers is a “central” player",</text:p>
          </table:table-cell>
        </table:table-row>
      </table:table>
      <table:table table:name="20190429D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__’acte: intermission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__’acte: intermission&quot;," calcext:value-type="string">
            <text:p>1: "__’acte: intermission"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novice in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2: &quot;A novice in&quot;," calcext:value-type="string">
            <text:p>2: "A novice in"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ouser material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3: &quot;Trouser material&quot;," calcext:value-type="string">
            <text:p>3: "Trouser material"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d brother, at times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4: &quot;Kid brother, at times&quot;," calcext:value-type="string">
            <text:p>4: "Kid brother, at times"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ny crawler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5: &quot;Colony crawler&quot;," calcext:value-type="string">
            <text:p>5: "Colony crawler"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0s teen drama set in California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6: &quot;2000s teen drama set in California&quot;," calcext:value-type="string">
            <text:p>6: "2000s teen drama set in California"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tabaga, e.g.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7: &quot;Rutabaga, e.g.&quot;," calcext:value-type="string">
            <text:p>7: "Rutabaga, e.g."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yst-confirming words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8: &quot;Tryst-confirming words&quot;," calcext:value-type="string">
            <text:p>8: "Tryst-confirming words"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teens in a pack (NL Central)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9: &quot;Preteens in a pack (NL Central)&quot;," calcext:value-type="string">
            <text:p>9: "Preteens in a pack (NL Central)"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lian wine hub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10: &quot;Italian wine hub&quot;," calcext:value-type="string">
            <text:p>10: "Italian wine hub"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pel seats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11: &quot;Chapel seats&quot;," calcext:value-type="string">
            <text:p>11: "Chapel seats"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ing up to speed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13: &quot;Bring up to speed&quot;," calcext:value-type="string">
            <text:p>13: "Bring up to speed"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“__ the season...”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14: &quot;“__ the season...”&quot;," calcext:value-type="string">
            <text:p>14: "“__ the season...”"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shi bar drink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17: &quot;Sushi bar drink&quot;," calcext:value-type="string">
            <text:p>17: "Sushi bar drink"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Ah, me!}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21: &quot;[Ah, me!}&quot;," calcext:value-type="string">
            <text:p>21: "[Ah, me!}"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“Furthermore...”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23: &quot;“Furthermore...”&quot;," calcext:value-type="string">
            <text:p>23: "“Furthermore...”"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tar promise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25: &quot;Altar promise&quot;," calcext:value-type="string">
            <text:p>25: "Altar promise"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ve __: burger chain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26: &quot;Five __: burger chain&quot;," calcext:value-type="string">
            <text:p>26: "Five __: burger chain"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ey with one flat: Abbr.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28: &quot;Key with one flat: Abbr.&quot;," calcext:value-type="string">
            <text:p>28: "Key with one flat: Abbr."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th dexterity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29: &quot;With dexterity&quot;," calcext:value-type="string">
            <text:p>29: "With dexterity"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“How dull”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30: &quot;“How dull”&quot;," calcext:value-type="string">
            <text:p>30: "“How dull”"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joy fine food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31: &quot;Enjoy fine food&quot;," calcext:value-type="string">
            <text:p>31: "Enjoy fine food"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rnings of serious danger (NL Central)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32: &quot;Warnings of serious danger (NL Central)&quot;," calcext:value-type="string">
            <text:p>32: "Warnings of serious danger (NL Central)"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lls sci-fi race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34: &quot;Wells sci-fi race&quot;," calcext:value-type="string">
            <text:p>34: "Wells sci-fi race"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rforms in costume, as a Civil War battle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37: &quot;Performs in costume, as a Civil War battle&quot;," calcext:value-type="string">
            <text:p>37: "Performs in costume, as a Civil War battle"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ypist’s meas.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38: &quot;Typist’s meas.&quot;," calcext:value-type="string">
            <text:p>38: "Typist’s meas."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OA patron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41: &quot;KOA patron&quot;," calcext:value-type="string">
            <text:p>41: "KOA patron"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itpicks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43: &quot;Nitpicks&quot;," calcext:value-type="string">
            <text:p>43: "Nitpicks"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sequence of an absence of pain, in an exercise mantra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45: &quot;Consequence of an absence of pain, in an exercise mantra&quot;," calcext:value-type="string">
            <text:p>45: "Consequence of an absence of pain, in an exercise mantra"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xicali’s peninsula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47: &quot;Mexicali’s peninsula&quot;," calcext:value-type="string">
            <text:p>47: "Mexicali’s peninsula"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“Rigoletto” composer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49: &quot;“Rigoletto” composer&quot;," calcext:value-type="string">
            <text:p>49: "“Rigoletto” composer"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“To wrap up...”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51: &quot;“To wrap up...”&quot;," calcext:value-type="string">
            <text:p>51: "“To wrap up...”"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ficiency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52: &quot;Proficiency&quot;," calcext:value-type="string">
            <text:p>52: "Proficiency"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rat party garb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53: &quot;Frat party garb&quot;," calcext:value-type="string">
            <text:p>53: "Frat party garb"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nted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54: &quot;Tinted&quot;," calcext:value-type="string">
            <text:p>54: "Tinted"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kes haste, old-style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55: &quot;Makes haste, old-style&quot;," calcext:value-type="string">
            <text:p>55: "Makes haste, old-style"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ing voter: Abbr.</text:p>
          </table:table-cell>
          <table:table-cell table:number-columns-repeated="2"/>
          <table:table-cell table:formula="of:=COM.MICROSOFT.CONCAT([.A37]; &quot;: &quot;&quot;&quot;; [.B37]; &quot;&quot;&quot;,&quot;)" office:value-type="string" office:string-value="56: &quot;Swing voter: Abbr.&quot;," calcext:value-type="string">
            <text:p>56: "Swing voter: Abbr."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ld shoulder</text:p>
          </table:table-cell>
          <table:table-cell table:number-columns-repeated="2"/>
          <table:table-cell table:formula="of:=COM.MICROSOFT.CONCAT([.A38]; &quot;: &quot;&quot;&quot;; [.B38]; &quot;&quot;&quot;,&quot;)" office:value-type="string" office:string-value="57: &quot;Cold shoulder&quot;," calcext:value-type="string">
            <text:p>57: "Cold shoulder"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ick swim</text:p>
          </table:table-cell>
          <table:table-cell table:number-columns-repeated="2"/>
          <table:table-cell table:formula="of:=COM.MICROSOFT.CONCAT([.A39]; &quot;: &quot;&quot;&quot;; [.B39]; &quot;&quot;&quot;,&quot;)" office:value-type="string" office:string-value="60: &quot;Quick swim&quot;," calcext:value-type="string">
            <text:p>60: "Quick swim",</text:p>
          </table:table-cell>
        </table:table-row>
      </table:table>
      <table:table table:name="20190429Num" table:style-name="ta1">
        <table:table-column table:style-name="co2" table:number-columns-repeated="1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1', '2', '3', 'B', 'B', 'B', '4', '5', '6', '7', '8', 'B', '9', '10', '11']," calcext:value-type="string">
            <text:p>['1', '2', '3', 'B', 'B', 'B', '4', '5', '6', '7', '8', 'B', '9', '10', '11']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W</text:p>
          </table:table-cell>
          <table:table-cell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12', 'W', 'W', '13', 'B', '14', 'W', 'W', 'W', 'W', 'W', 'B', '15', 'W', 'W']," calcext:value-type="string">
            <text:p>['12', 'W', 'W', '13', 'B', '14', 'W', 'W', 'W', 'W', 'W', 'B', '15', 'W', 'W']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W</text:p>
          </table:table-cell>
          <table:table-cell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16', 'W', 'W', 'W', '17', 'W', 'W', 'W', 'W', 'W', 'W', 'B', '18', 'W', 'W']," calcext:value-type="string">
            <text:p>['16', 'W', 'W', 'W', '17', 'W', 'W', 'W', 'W', 'W', 'W', 'B', '18', 'W', 'W']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W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19', 'W', 'W', 'W', 'W', 'W', 'W', 'B', '20', 'W', 'W', '21', 'W', 'W', 'W']," calcext:value-type="string">
            <text:p>['19', 'W', 'W', 'W', 'W', 'W', 'W', 'B', '20', 'W', 'W', '21', 'W', 'W', 'W']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B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B', '22', 'W', 'W', 'W', 'B', 'B', '23', 'W', 'W', 'W', 'W', 'W', 'B', 'B']," calcext:value-type="string">
            <text:p>['B', '22', 'W', 'W', 'W', 'B', 'B', '23', 'W', 'W', 'W', 'W', 'W', 'B', 'B'],</text:p>
          </table:table-cell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B', 'B', 'B', '24', 'W', '25', '26', 'W', 'B', '27', 'W', 'W', 'W', '28', '29']," calcext:value-type="string">
            <text:p>['B', 'B', 'B', '24', 'W', '25', '26', 'W', 'B', '27', 'W', 'W', 'W', '28', '29']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W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30', '31', '32', 'W', 'B', '33', 'W', 'W', '34', 'B', '35', 'W', 'W', 'W', 'W']," calcext:value-type="string">
            <text:p>['30', '31', '32', 'W', 'B', '33', 'W', 'W', '34', 'B', '35', 'W', 'W', 'W', 'W']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W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36', 'W', 'W', 'B', '37', 'W', 'W', 'W', 'W', '38', 'W', 'B', '39', 'W', 'W']," calcext:value-type="string">
            <text:p>['36', 'W', 'W', 'B', '37', 'W', 'W', 'W', 'W', '38', 'W', 'B', '39', 'W', 'W']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W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40', 'W', 'W', '41', 'W', 'B', '42', 'W', 'W', 'W', 'B', '43', 'W', 'W', 'W']," calcext:value-type="string">
            <text:p>['40', 'W', 'W', '41', 'W', 'B', '42', 'W', 'W', 'W', 'B', '43', 'W', 'W', 'W']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B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44', 'W', 'W', 'W', 'W', '45', 'B', '46', 'W', 'W', '47', 'W', 'B', 'B', 'B']," calcext:value-type="string">
            <text:p>['44', 'W', 'W', 'W', 'W', '45', 'B', '46', 'W', 'W', '47', 'W', 'B', 'B', 'B'],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B', 'B', '48', 'W', 'W', 'W', '49', 'W', 'B', 'B', '50', 'W', '51', '52', 'B']," calcext:value-type="string">
            <text:p>['B', 'B', '48', 'W', 'W', 'W', '49', 'W', 'B', 'B', '50', 'W', '51', '52', 'B']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W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53', '54', 'W', 'W', 'W', 'W', 'W', 'B', '55', '56', 'W', 'W', 'W', 'W', '57']," calcext:value-type="string">
            <text:p>['53', '54', 'W', 'W', 'W', 'W', 'W', 'B', '55', '56', 'W', 'W', 'W', 'W', '57']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W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58', 'W', 'W', 'B', '59', 'W', 'W', '60', 'W', 'W', 'W', 'W', 'W', 'W', 'W']," calcext:value-type="string">
            <text:p>['58', 'W', 'W', 'B', '59', 'W', 'W', '60', 'W', 'W', 'W', 'W', 'W', 'W', 'W']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W</text:p>
          </table:table-cell>
          <table:table-cell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61', 'W', 'W', 'B', '62', 'W', 'W', 'W', 'W', 'W', 'B', '63', 'W', 'W', 'W']," calcext:value-type="string">
            <text:p>['61', 'W', 'W', 'B', '62', 'W', 'W', 'W', 'W', 'W', 'B', '63', 'W', 'W', 'W']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W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64', 'W', 'W', 'B', '65', 'W', 'W', 'W', 'W', 'B', 'B', 'B', '66', 'W', 'W']," calcext:value-type="string">
            <text:p>['64', 'W', 'W', 'B', '65', 'W', 'W', 'W', 'W', 'B', 'B', 'B', '66', 'W', 'W'],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9:58:48.770035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25:48.527470435</meta:creation-date>
    <dc:date>2019-05-29T11:25:52.884730885</dc:date>
    <meta:editing-duration>PT5H53S</meta:editing-duration>
    <meta:editing-cycles>10</meta:editing-cycles>
    <meta:generator>LibreOffice/6.0.7.3$Linux_X86_64 LibreOffice_project/00m0$Build-3</meta:generator>
    <meta:document-statistic meta:table-count="4" meta:cell-count="556" meta:object-count="0"/>
  </office:meta>
</office:document-meta>
</file>